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97b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usha@anusha-VirtualBox:~/shell$ vim exercise6.sh</text:p>
      <text:p text:style-name="P1">anusha@anusha-VirtualBox:~/shell$ cat exercise6.sh</text:p>
      <text:p text:style-name="P1">echo "CURRENTLY LOGGED USER"</text:p>
      <text:p text:style-name="P1">echo "$(whoami)"</text:p>
      <text:p text:style-name="P1">echo "CURRENT SHELL: $(readlink /proc//$$//exe)"</text:p>
      <text:p text:style-name="P1">echo "HOME DIRECTORY: /home/$(id -un)"</text:p>
      <text:p text:style-name="P1">echo "OPERATING SYSTEM: $(uname)"</text:p>
      <text:p text:style-name="P1">echo "OPERATING SYSTEM: $(uname -o)"</text:p>
      <text:p text:style-name="P1">echo "CURRENT WORKING DIRECTORY: $(pwd)"</text:p>
      <text:p text:style-name="P1"/>
      <text:p text:style-name="P1"/>
      <text:p text:style-name="P1">anusha@anusha-VirtualBox:~/shell$ bash exercise6.sh</text:p>
      <text:p text:style-name="P1">CURRENTLY LOGGED USER</text:p>
      <text:p text:style-name="P1">anusha</text:p>
      <text:p text:style-name="P1">CURRENT SHELL: /usr/bin/bash</text:p>
      <text:p text:style-name="P1">HOME DIRECTORY: /home/anusha</text:p>
      <text:p text:style-name="P1">OPERATING SYSTEM: Linux</text:p>
      <text:p text:style-name="P1">OPERATING SYSTEM: GNU/Linux</text:p>
      <text:p text:style-name="P1">CURRENT WORKING DIRECTORY: /home/anusha/shell</text:p>
      <text:p text:style-name="P1">anusha@anusha-VirtualBox:~/shell$ vim ex6.sh</text:p>
      <text:p text:style-name="P1">anusha@anusha-VirtualBox:~/shell$ cat ex6.sh</text:p>
      <text:p text:style-name="P1">echo "OPERATING SYSTEM: $(uname)"</text:p>
      <text:p text:style-name="P1">echo "RELEASE NUMBER OF KERNAL: $(uname -r)"</text:p>
      <text:p text:style-name="P1">echo "RELEASE NUMBER OF KERNAL: $(uname --kernel-release)"</text:p>
      <text:p text:style-name="P1">echo "KERNAL VERSION: $(uname -v)"</text:p>
      <text:p text:style-name="P1">echo "KERNAL VERSION: $(uname --kernel-version)"</text:p>
      <text:p text:style-name="P1">echo "AVAILABLE SHELLS: $(cat /etc/shells)"</text:p>
      <text:p text:style-name="P1">echo "MOUNTED FILE SYSTEMS: $(mount)"</text:p>
      <text:p text:style-name="P1">anusha@anusha-VirtualBox:~/shell$ bash ex6.sh</text:p>
      <text:p text:style-name="P1">OPERATING SYSTEM: Linux</text:p>
      <text:p text:style-name="P1">RELEASE NUMBER OF KERNAL: 5.8.0-43-generic</text:p>
      <text:p text:style-name="P1">RELEASE NUMBER OF KERNAL: 5.8.0-43-generic</text:p>
      <text:p text:style-name="P1">KERNAL VERSION: #49~20.04.1-Ubuntu SMP Fri Feb 5 09:57:56 UTC 2021</text:p>
      <text:p text:style-name="P1">KERNAL VERSION: #49~20.04.1-Ubuntu SMP Fri Feb 5 09:57:56 UTC 2021</text:p>
      <text:p text:style-name="P1">AVAILABLE SHELLS: # /etc/shells: valid login shells</text:p>
      <text:p text:style-name="P1">/bin/sh</text:p>
      <text:p text:style-name="P1">/bin/bash</text:p>
      <text:p text:style-name="P1">/usr/bin/bash</text:p>
      <text:p text:style-name="P1">/bin/rbash</text:p>
      <text:p text:style-name="P1">/usr/bin/rbash</text:p>
      <text:p text:style-name="P1">/bin/dash</text:p>
      <text:p text:style-name="P1">/usr/bin/dash</text:p>
      <text:p text:style-name="P1">MOUNTED FILE SYSTEMS: sysfs on /sys type sysfs (rw,nosuid,nodev,noexec,relatime)</text:p>
      <text:p text:style-name="P1">proc on /proc type proc (rw,nosuid,nodev,noexec,relatime)</text:p>
      <text:p text:style-name="P1">udev on /dev type devtmpfs (rw,nosuid,noexec,relatime,size=473028k,nr_inodes=118257,mode=755)</text:p>
      <text:p text:style-name="P1">devpts on /dev/pts type devpts (rw,nosuid,noexec,relatime,gid=5,mode=620,ptmxmode=000)</text:p>
      <text:p text:style-name="P1">tmpfs on /run type tmpfs (rw,nosuid,nodev,noexec,relatime,size=100440k,mode=755)</text:p>
      <text:p text:style-name="P1">/dev/sda5 on / type ext4 (rw,relatime,errors=remount-ro)</text:p>
      <text:p text:style-name="P1">securityfs on /sys/kernel/security type securityfs (rw,nosuid,nodev,noexec,relatime)</text:p>
      <text:p text:style-name="P1">tmpfs on /dev/shm type tmpfs (rw,nosuid,nodev)</text:p>
      <text:p text:style-name="P1">tmpfs on /run/lock type tmpfs (rw,nosuid,nodev,noexec,relatime,size=5120k)</text:p>
      <text:p text:style-name="P1">tmpfs on /sys/fs/cgroup type tmpfs (ro,nosuid,nodev,noexec,mode=755)</text:p>
      <text:p text:style-name="P1">cgroup2 on /sys/fs/cgroup/unified type cgroup2 (rw,nosuid,nodev,noexec,relatime,nsdelegate)</text:p>
      <text:p text:style-name="P1">cgroup on /sys/fs/cgroup/systemd type cgroup (rw,nosuid,nodev,noexec,relatime,xattr,name=systemd)</text:p>
      <text:p text:style-name="P1">pstore on /sys/fs/pstore type pstore (rw,nosuid,nodev,noexec,relatime)</text:p>
      <text:p text:style-name="P1">none on /sys/fs/bpf type bpf (rw,nosuid,nodev,noexec,relatime,mode=700)</text:p>
      <text:p text:style-name="P1">cgroup on /sys/fs/cgroup/blkio type cgroup (rw,nosuid,nodev,noexec,relatime,blkio)</text:p>
      <text:p text:style-name="P1"><text:soft-page-break/>cgroup on /sys/fs/cgroup/freezer type cgroup (rw,nosuid,nodev,noexec,relatime,freezer)</text:p>
      <text:p text:style-name="P1">cgroup on /sys/fs/cgroup/memory type cgroup (rw,nosuid,nodev,noexec,relatime,memory)</text:p>
      <text:p text:style-name="P1">cgroup on /sys/fs/cgroup/cpu,cpuacct type cgroup (rw,nosuid,nodev,noexec,relatime,cpu,cpuacct)</text:p>
      <text:p text:style-name="P1">cgroup on /sys/fs/cgroup/cpuset type cgroup (rw,nosuid,nodev,noexec,relatime,cpuset)</text:p>
      <text:p text:style-name="P1">cgroup on /sys/fs/cgroup/pids type cgroup (rw,nosuid,nodev,noexec,relatime,pids)</text:p>
      <text:p text:style-name="P1">cgroup on /sys/fs/cgroup/rdma type cgroup (rw,nosuid,nodev,noexec,relatime,rdma)</text:p>
      <text:p text:style-name="P1">cgroup on /sys/fs/cgroup/perf_event type cgroup (rw,nosuid,nodev,noexec,relatime,perf_event)</text:p>
      <text:p text:style-name="P1">cgroup on /sys/fs/cgroup/net_cls,net_prio type cgroup (rw,nosuid,nodev,noexec,relatime,net_cls,net_prio)</text:p>
      <text:p text:style-name="P1">cgroup on /sys/fs/cgroup/hugetlb type cgroup (rw,nosuid,nodev,noexec,relatime,hugetlb)</text:p>
      <text:p text:style-name="P1">cgroup on /sys/fs/cgroup/devices type cgroup (rw,nosuid,nodev,noexec,relatime,devices)</text:p>
      <text:p text:style-name="P1">systemd-1 on /proc/sys/fs/binfmt_misc type autofs (rw,relatime,fd=28,pgrp=1,timeout=0,minproto=5,maxproto=5,direct,pipe_ino=15150)</text:p>
      <text:p text:style-name="P1">mqueue on /dev/mqueue type mqueue (rw,nosuid,nodev,noexec,relatime)</text:p>
      <text:p text:style-name="P1">hugetlbfs on /dev/hugepages type hugetlbfs (rw,relatime,pagesize=2M)</text:p>
      <text:p text:style-name="P1">debugfs on /sys/kernel/debug type debugfs (rw,nosuid,nodev,noexec,relatime)</text:p>
      <text:p text:style-name="P1">tracefs on /sys/kernel/tracing type tracefs (rw,nosuid,nodev,noexec,relatime)</text:p>
      <text:p text:style-name="P1">fusectl on /sys/fs/fuse/connections type fusectl (rw,nosuid,nodev,noexec,relatime)</text:p>
      <text:p text:style-name="P1">configfs on /sys/kernel/config type configfs (rw,nosuid,nodev,noexec,relatime)</text:p>
      <text:p text:style-name="P1">/var/lib/snapd/snaps/bare_5.snap on /snap/bare/5 type squashfs (ro,nodev,relatime,x-gdu.hide)</text:p>
      <text:p text:style-name="P1">/var/lib/snapd/snaps/core18_2066.snap on /snap/core18/2066 type squashfs (ro,nodev,relatime,x-gdu.hide)</text:p>
      <text:p text:style-name="P1">/var/lib/snapd/snaps/core18_2128.snap on /snap/core18/2128 type squashfs (ro,nodev,relatime,x-gdu.hide)</text:p>
      <text:p text:style-name="P1">/var/lib/snapd/snaps/gnome-3-34-1804_72.snap on /snap/gnome-3-34-1804/72 type squashfs (ro,nodev,relatime,x-gdu.hide)</text:p>
      <text:p text:style-name="P1">/var/lib/snapd/snaps/gtk-common-themes_1515.snap on /snap/gtk-common-themes/1515 type squashfs (ro,nodev,relatime,x-gdu.hide)</text:p>
      <text:p text:style-name="P1">/var/lib/snapd/snaps/gnome-3-34-1804_66.snap on /snap/gnome-3-34-1804/66 type squashfs (ro,nodev,relatime,x-gdu.hide)</text:p>
      <text:p text:style-name="P1">/var/lib/snapd/snaps/gtk-common-themes_1519.snap on /snap/gtk-common-themes/1519 type squashfs (ro,nodev,relatime,x-gdu.hide)</text:p>
      <text:p text:style-name="P1">/var/lib/snapd/snaps/snap-store_518.snap on /snap/snap-store/518 type squashfs (ro,nodev,relatime,x-gdu.hide)</text:p>
      <text:p text:style-name="P1">/var/lib/snapd/snaps/snapd_12883.snap on /snap/snapd/12883 type squashfs (ro,nodev,relatime,x-gdu.hide)</text:p>
      <text:p text:style-name="P1">/var/lib/snapd/snaps/snap-store_547.snap on /snap/snap-store/547 type squashfs (ro,nodev,relatime,x-gdu.hide)</text:p>
      <text:p text:style-name="P1">/var/lib/snapd/snaps/snapd_13170.snap on /snap/snapd/13170 type squashfs (ro,nodev,relatime,x-gdu.hide)</text:p>
      <text:p text:style-name="P1">/dev/sda1 on /boot/efi type vfat (rw,relatime,fmask=0077,dmask=0077,codepage=437,iocharset=iso8859-1,shortname=mixed,errors=remount-ro)</text:p>
      <text:p text:style-name="P1">tmpfs on /run/user/1000 type tmpfs (rw,nosuid,nodev,relatime,size=100440k,mode=700,uid=1000,gid=1000)</text:p>
      <text:p text:style-name="P1">gvfsd-fuse on /run/user/1000/gvfs type fuse.gvfsd-fuse (rw,nosuid,nodev,relatime,user_id=1000,group_id=1000)</text:p>
      <text:p text:style-name="P1">/dev/sr0 on /media/anusha/VBox_GAs_6.1.22 type iso9660 (ro,nosuid,nodev,relatime,nojoliet,check=s,map=n,blocksize=2048,uid=1000,gid=1000,dmode=500,fmode=400,uhelper=udisks2)</text:p>
      <text:p text:style-name="P1">anusha@anusha-VirtualBox:~/shell$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5T00:24:15.884871519</meta:creation-date>
    <dc:date>2021-09-25T00:24:44.279604171</dc:date>
    <meta:editing-duration>PT35S</meta:editing-duration>
    <meta:editing-cycles>1</meta:editing-cycles>
    <meta:document-statistic meta:table-count="0" meta:image-count="0" meta:object-count="0" meta:page-count="2" meta:paragraph-count="88" meta:word-count="441" meta:character-count="5709" meta:non-whitespace-character-count="5357"/>
    <meta:generator>LibreOffice/6.4.6.2$Linux_X86_64 LibreOffice_project/40$Build-2</meta:generator>
  </office:meta>
</office:document-meta>
</file>